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iscipline" style:family="table">
      <style:table-properties style:width="6.9299in" table:align="left" style:writing-mode="lr-tb"/>
    </style:style>
    <style:style style:name="discipline.A" style:family="table-column">
      <style:table-column-properties style:column-width="1.0507in"/>
    </style:style>
    <style:style style:name="discipline.B" style:family="table-column">
      <style:table-column-properties style:column-width="2.0917in"/>
    </style:style>
    <style:style style:name="discipline.C" style:family="table-column">
      <style:table-column-properties style:column-width="1.3979in"/>
    </style:style>
    <style:style style:name="discipline.D" style:family="table-column">
      <style:table-column-properties style:column-width="2.3896in"/>
    </style:style>
    <style:style style:name="discipline.1" style:family="table-row">
      <style:table-row-properties style:keep-together="true" fo:keep-together="auto"/>
    </style:style>
    <style:style style:name="discipline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discipline.D1" style:family="table-cell">
      <style:table-cell-properties style:vertical-align="top" fo:padding="0.0382in" fo:border="0.0007in solid #000000" style:writing-mode="lr-tb"/>
    </style:style>
    <style:style style:name="discipline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discipline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attendance" style:family="table">
      <style:table-properties style:width="6.9299in" table:align="left" style:writing-mode="lr-tb"/>
    </style:style>
    <style:style style:name="attendance.A" style:family="table-column">
      <style:table-column-properties style:column-width="1.0507in"/>
    </style:style>
    <style:style style:name="attendance.B" style:family="table-column">
      <style:table-column-properties style:column-width="2.0917in"/>
    </style:style>
    <style:style style:name="attendance.C" style:family="table-column">
      <style:table-column-properties style:column-width="3.7875in"/>
    </style:style>
    <style:style style:name="attendance.1" style:family="table-row">
      <style:table-row-properties style:keep-together="true" fo:keep-together="auto"/>
    </style:style>
    <style:style style:name="attendance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attendance.C1" style:family="table-cell">
      <style:table-cell-properties style:vertical-align="top" fo:padding="0.0382in" fo:border="0.0007in solid #000000" style:writing-mode="lr-tb"/>
    </style:style>
    <style:style style:name="attendance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attendance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 style:snap-to-layout-grid="false"/>
      <style:text-properties style:font-name="Liberation Serif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 style:snap-to-layout-grid="false"/>
      <style:text-properties style:font-name="Liberation Serif"/>
    </style:style>
    <style:style style:name="P3" style:family="paragraph" style:parent-style-name="Table_20_Contents">
      <style:paragraph-properties>
        <style:tab-stops>
          <style:tab-stop style:position="6.7811in" style:type="right"/>
        </style:tab-stops>
      </style:paragraph-properties>
    </style:style>
    <style:style style:name="P4" style:family="paragraph" style:parent-style-name="Table_20_Contents">
      <style:paragraph-properties>
        <style:tab-stops>
          <style:tab-stop style:position="2.9272in" style:type="center"/>
          <style:tab-stop style:position="6.7811in" style:type="right"/>
        </style:tab-stops>
      </style:paragraph-properties>
    </style:style>
    <style:style style:name="P5" style:family="paragraph" style:parent-style-name="Table_20_Contents">
      <style:paragraph-properties>
        <style:tab-stops>
          <style:tab-stop style:position="6.7189in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6.8646in" style:type="right"/>
        </style:tab-stops>
      </style:paragraph-properties>
    </style:style>
    <style:style style:name="P7" style:family="paragraph" style:parent-style-name="Standard">
      <style:paragraph-properties fo:break-before="pag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<office:annotation><dc:creator>David Burke</dc:creator><dc:date>2010-12-01T10:43:57</dc:date><text:p text:style-name="P9"><text:span text:style-name="T1">do section for student in students</text:span></text:p></office:annotation><text:conditional-text text:condition="ooow:True" text:string-value-if-true="&quot;school_name&quot;" text:string-value-if-false="">school_name</text:conditional-text>: <text:conditional-text text:condition="ooow:True" text:string-value-if-true="&quot;school_year&quot;" text:string-value-if-false="">school_year</text:conditional-text><text:tab/><text:conditional-text text:condition="ooow:True" text:string-value-if-true="&quot;date&quot;" text:string-value-if-false="">date</text:conditional-text></text:p>
        <text:h text:style-name="P8" text:outline-level="1">Full Student Report</text:h>
        <text:p text:style-name="P6">Student: <text:conditional-text text:condition="ooow:True" text:string-value-if-true="&quot;student&quot;" text:string-value-if-false="">student</text:conditional-text></text:p>
        <text:p text:style-name="Standard">Year: <text:conditional-text text:condition="ooow:True" text:string-value-if-true="&quot;student.get_year_display()&quot;" text:string-value-if-false="">student.get_year_display()</text:conditional-text></text:p>
        <text:h text:style-name="Heading_20_2" text:outline-level="2">Discipline Issues</text:h>
        <table:table table:name="discipline" table:style-name="discipline">
          <table:table-column table:style-name="discipline.A"/>
          <table:table-column table:style-name="discipline.B"/>
          <table:table-column table:style-name="discipline.C"/>
          <table:table-column table:style-name="discipline.D"/>
          <table:table-row table:style-name="discipline.1">
            <table:table-cell table:style-name="discipline.A1" office:value-type="string">
              <text:p text:style-name="P1">Date</text:p>
            </table:table-cell>
            <table:table-cell table:style-name="discipline.A1" office:value-type="string">
              <text:p text:style-name="P1">Incident</text:p>
            </table:table-cell>
            <table:table-cell table:style-name="discipline.A1" office:value-type="string">
              <text:p text:style-name="P1">Teacher</text:p>
            </table:table-cell>
            <table:table-cell table:style-name="discipline.D1" office:value-type="string">
              <text:p text:style-name="P1">Comments</text:p>
            </table:table-cell>
          </table:table-row>
          <table:table-row table:style-name="discipline.1">
            <table:table-cell table:style-name="discipline.A2" office:value-type="string">
              <text:p text:style-name="P2"><office:annotation><dc:creator>David Burke</dc:creator><dc:date>2010-12-01T10:58:24</dc:date><text:p text:style-name="P10"><text:span text:style-name="T5">do row for d in student.studentdiscipline_set.all()</text:span></text:p></office:annotation><text:conditional-text text:condition="ooow:True" text:string-value-if-true="&quot;d.date&quot;" text:string-value-if-false="">d.date</text:conditional-text></text:p>
            </table:table-cell>
            <table:table-cell table:style-name="discipline.A2" office:value-type="string">
              <text:p text:style-name="P2"><text:conditional-text text:condition="ooow:True" text:string-value-if-true="&quot;d.infraction&quot;" text:string-value-if-false="">d.infraction</text:conditional-text></text:p>
            </table:table-cell>
            <table:table-cell table:style-name="discipline.A2" office:value-type="string">
              <text:p text:style-name="P2"><text:conditional-text text:condition="ooow:True" text:string-value-if-true="&quot;d.teacher&quot;" text:string-value-if-false="">d.teacher</text:conditional-text></text:p>
            </table:table-cell>
            <table:table-cell table:style-name="discipline.D2" office:value-type="string">
              <text:p text:style-name="P2"><text:conditional-text text:condition="ooow:True" text:string-value-if-true="d.comments" text:string-value-if-false="">d.comments</text:conditional-text></text:p>
            </table:table-cell>
          </table:table-row>
        </table:table>
        <text:h text:style-name="Heading_20_2" text:outline-level="2">Student Attendance</text:h>
        <table:table table:name="attendance" table:style-name="attendance">
          <table:table-column table:style-name="attendance.A"/>
          <table:table-column table:style-name="attendance.B"/>
          <table:table-column table:style-name="attendance.C"/>
          <table:table-row table:style-name="attendance.1">
            <table:table-cell table:style-name="attendance.A1" office:value-type="string">
              <text:p text:style-name="P1">Date</text:p>
            </table:table-cell>
            <table:table-cell table:style-name="attendance.A1" office:value-type="string">
              <text:p text:style-name="P1">Status</text:p>
            </table:table-cell>
            <table:table-cell table:style-name="attendance.C1" office:value-type="string">
              <text:p text:style-name="P1">Notes</text:p>
            </table:table-cell>
          </table:table-row>
          <table:table-row table:style-name="attendance.1">
            <table:table-cell table:style-name="attendance.A2" office:value-type="string">
              <text:p text:style-name="P2"><office:annotation><dc:creator>David Burke</dc:creator><dc:date>2010-11-22T12:36:52</dc:date><text:p text:style-name="P10"><text:span text:style-name="T4">do row for a in student.student_attn.all()</text:span></text:p></office:annotation><text:conditional-text text:condition="ooow:True" text:string-value-if-true="&quot;a.date&quot;" text:string-value-if-false="">a.date</text:conditional-text></text:p>
            </table:table-cell>
            <table:table-cell table:style-name="attendance.A2" office:value-type="string">
              <text:p text:style-name="P2"><text:conditional-text text:condition="ooow:True" text:string-value-if-true="&quot;a.status&quot;" text:string-value-if-false="">a.status</text:conditional-text></text:p>
            </table:table-cell>
            <table:table-cell table:style-name="attendance.C2" office:value-type="string">
              <text:p text:style-name="P2"><text:conditional-text text:condition="ooow:True" text:string-value-if-true="&quot;a.notes&quot;" text:string-value-if-false="">a.notes</text:conditional-text></text:p>
            </table:table-cell>
          </table:table-row>
        </table:table>
        <text:h text:style-name="Heading_20_2" text:outline-level="2">Mentoring and Student Interactions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"><office:annotation><dc:creator>David Burke</dc:creator><dc:date>2010-12-01T11:05:05</dc:date><text:p text:style-name="P10"><text:span text:style-name="T3">do row for m in student.studentinteraction_set.all()</text:span></text:p></office:annotation>Type: <text:conditional-text text:condition="ooow:True" text:string-value-if-true="&quot;m.type&quot;" text:string-value-if-false="">m.type</text:conditional-text><text:tab/>Reported by <text:conditional-text text:condition="ooow:True" text:string-value-if-true="&quot;m.reported_by&quot;" text:string-value-if-false="">m.reported_by</text:conditional-text><text:tab/><text:conditional-text text:condition="ooow:True" text:string-value-if-true="&quot;m.date&quot;" text:string-value-if-false="">m.date</text:conditional-text><text:line-break/><text:conditional-text text:condition="ooow:True" text:string-value-if-true="&quot;m.comments&quot;" text:string-value-if-false="">m.comments</text:conditional-text></text:p>
              <text:p text:style-name="P3"><office:annotation><dc:creator>David Burke</dc:creator><dc:date>2010-12-01T11:09:23</dc:date><text:p text:style-name="P10"><text:span text:style-name="T2">do text for pcomment in m.preset_comment.all()</text:span></text:p></office:annotation><text:conditional-text text:condition="ooow:True" text:string-value-if-true="&quot;pcomment&quot;" text:string-value-if-false="">pcomment</text:conditional-text></text:p>
            </table:table-cell>
          </table:table-row>
        </table:table>
        <text:h text:style-name="Heading_20_2" text:outline-level="2">Work visits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5"><office:annotation><dc:creator>David Burke</dc:creator><dc:date>2010-12-01T11:15:46</dc:date><text:p text:style-name="P10"><text:span text:style-name="T2">do row for visit in student.clientvisit_set.all() </text:span></text:p></office:annotation><text:conditional-text text:condition="ooow:True" text:string-value-if-true="&quot;visit.company&quot;" text:string-value-if-false="">visit.company</text:conditional-text><text:tab/><text:conditional-text text:condition="ooow:True" text:string-value-if-true="&quot;visit.date&quot;" text:string-value-if-false="">visit.date</text:conditional-text><text:line-break/><text:conditional-text text:condition="ooow:True" text:string-value-if-true="&quot;visit.notes&quot;" text:string-value-if-false="">visit.notes</text:conditional-text></text:p>
            </table:table-cell>
          </table:table-row>
        </table:table>
        <text:h text:style-name="Heading_20_2" text:outline-level="2">Company Placement History</text:h>
        <text:p text:style-name="Text_20_body">Current placement: <text:conditional-text text:condition="ooow:True" text:string-value-if-true="&quot;student.placement&quot;" text:string-value-if-false="">student.placement</text:conditional-text></text:p>
        <text:p text:style-name="Text_20_body"><office:annotation><dc:creator>David Burke</dc:creator><dc:date>2010-12-01T11:21:51</dc:date><text:p text:style-name="P10"><text:span text:style-name="T2">do text for history in student.companyhistory_set.all()</text:span></text:p></office:annotation><text:conditional-text text:condition="ooow:True" text:string-value-if-true="&quot;history&quot;" text:string-value-if-false="">history</text:conditional-text></text:p>
        <text:p text:style-name="Text_20_body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Text" style:display-name="Default Text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3" style:font-size-asian="12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urke</meta:initial-creator>
    <meta:creation-date>2010-12-01T10:43:06</meta:creation-date>
    <dc:date>2010-12-01T11:25:35</dc:date>
    <dc:creator>David Burke</dc:creator>
    <meta:editing-duration>PT00H16M36S</meta:editing-duration>
    <meta:editing-cycles>4</meta:editing-cycles>
    <meta:generator>LibreOffice/3.3$Unix LibreOffice_project/330m18$Build-4</meta:generator>
    <meta:document-statistic meta:table-count="4" meta:image-count="0" meta:object-count="0" meta:page-count="2" meta:paragraph-count="28" meta:word-count="52" meta:character-count="451"/>
  </office:meta>
</office:document-meta>
</file>